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e484" officeooo:paragraph-rsid="0004e484"/>
    </style:style>
    <style:style style:name="P2" style:family="paragraph" style:parent-style-name="Standard">
      <style:text-properties officeooo:rsid="0006adf9" officeooo:paragraph-rsid="0006ad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devmedia.com.br/website-com-controle-de-acesso-usando-asp-net-mvc-bootstrap-e-razor/33093" text:style-name="Internet_20_link" text:visited-style-name="Visited_20_Internet_20_Link">http://www.devmedia.com.br/website-com-controle-de-acesso-usando-asp-net-mvc-bootstrap-e-razor/33093</text:a></text:p>
      <text:p text:style-name="P1"/>
      <text:p text:style-name="P2"><text:a xlink:type="simple" xlink:href="http://devbrasil.net/profiles/blogs/autentica-o-e-permiss-es-de-usu-rios-em-asp-net-mvc-4" text:style-name="Internet_20_link" text:visited-style-name="Visited_20_Internet_20_Link">http://devbrasil.net/profiles/blogs/autentica-o-e-permiss-es-de-usu-rios-em-asp-net-mvc-4</text:a></text:p>
      <text:p text:style-name="P2"/>
      <text:p text:style-name="P2"><text:a xlink:type="simple" xlink:href="http://eduardopires.net.br/2014/03/asp-net-identity-customizando-cadastro-usuarios/" text:style-name="Internet_20_link" text:visited-style-name="Visited_20_Internet_20_Link">http://eduardopires.net.br/2014/03/asp-net-identity-customizando-cadastro-usuarios/</text:a></text:p>
      <text:p text:style-name="P2"/>
      <text:p text:style-name="P2"><text:a xlink:type="simple" xlink:href="http://www.macoratti.net/14/09/mvc_flogin.htm" text:style-name="Internet_20_link" text:visited-style-name="Visited_20_Internet_20_Link">http://www.macoratti.net/14/09/mvc_flogin.htm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1:57:46.881000000</meta:creation-date>
    <dc:date>2016-10-03T13:13:02.283000000</dc:date>
    <meta:editing-duration>PT1H4S</meta:editing-duration>
    <meta:editing-cycles>1</meta:editing-cycles>
    <meta:document-statistic meta:table-count="0" meta:image-count="0" meta:object-count="0" meta:page-count="1" meta:paragraph-count="4" meta:word-count="4" meta:character-count="317" meta:non-whitespace-character-count="317"/>
    <meta:generator>LibreOffice/4.4.3.2$Windows_x86 LibreOffice_project/88805f81e9fe61362df02b9941de8e38a9b5fd16</meta:generator>
  </office:meta>
</office:document-meta>
</file>